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paragraph-properties fo:text-align="start" style:justify-single-word="false"/>
      <style:text-properties fo:color="#000000" loext:opacity="100%" style:font-name="Noto Sans" fo:font-size="11pt" officeooo:paragraph-rsid="0010ee81"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rsid="0010ee81" officeooo:paragraph-rsid="00141650" style:font-size-asian="11pt" style:font-size-complex="11pt"/>
    </style:style>
    <style:style style:name="P11" style:family="paragraph" style:parent-style-name="Standard">
      <style:paragraph-properties fo:text-align="start" style:justify-single-word="false"/>
      <style:text-properties fo:color="#000000" loext:opacity="100%" style:font-name="Noto Sans" fo:font-size="11pt" officeooo:rsid="001b3dce" officeooo:paragraph-rsid="001b3dce" style:font-size-asian="11pt" style:font-size-complex="11pt"/>
    </style:style>
    <style:style style:name="P12"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3"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4"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5"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10ee81" style:font-size-asian="11pt" style:font-size-complex="11pt"/>
    </style:style>
    <style:style style:name="P20"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21"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25"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26"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27"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28"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9"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30" style:family="paragraph" style:parent-style-name="Standard" style:list-style-name="L4">
      <style:paragraph-properties fo:text-align="start" style:justify-single-word="false"/>
      <style:text-properties fo:color="#000000" loext:opacity="100%" style:font-name="Noto Sans" fo:font-size="11pt" officeooo:paragraph-rsid="00141650" style:font-size-asian="11pt" style:font-size-complex="11pt"/>
    </style:style>
    <style:style style:name="P31"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10ee81" style:font-size-asian="11pt" style:font-size-complex="11pt"/>
    </style:style>
    <style:style style:name="P3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1b3dce" style:font-size-asian="11pt" style:font-size-complex="11pt"/>
    </style:style>
    <style:style style:name="P33"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b3dce" officeooo:paragraph-rsid="001b3dce" style:font-size-asian="11pt" style:font-size-complex="11pt"/>
    </style:style>
    <style:style style:name="P34" style:family="paragraph" style:parent-style-name="Text_20_body" style:list-style-name="L3">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5"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141650" style:font-size-asian="11pt" style:font-size-complex="11pt"/>
    </style:style>
    <style:style style:name="P36"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officeooo:rsid="000ea968"/>
    </style:style>
    <style:style style:name="T14" style:family="text">
      <style:text-properties officeooo:rsid="00109b9c"/>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67656"/>
    </style:style>
    <style:style style:name="T17" style:family="text">
      <style:text-properties fo:font-variant="normal" fo:text-transform="none" fo:letter-spacing="normal" fo:font-style="normal" fo:font-weight="normal" officeooo:rsid="0019b7ca"/>
    </style:style>
    <style:style style:name="T18" style:family="text">
      <style:text-properties officeooo:rsid="0010ee81"/>
    </style:style>
    <style:style style:name="T19" style:family="text">
      <style:text-properties officeooo:rsid="001b3dce"/>
    </style:style>
    <style:style style:name="T20" style:family="text">
      <style:text-properties officeooo:rsid="001b4c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1472520291" text:style-name="L1">
        <text:list-item>
          <text:p text:style-name="P25">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143648808370131" text:continue-numbering="true" text:style-name="L1">
        <text:list-item>
          <text:p text:style-name="P25">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likely to bring new attention to the problem a &lt;unk&gt; &lt;unk&gt; said this is an old story </text:span><text:span text:style-name="T10">(…)</text:span><text:span text:style-name="T8">”</text:span></text:p>
      <text:p text:style-name="P13"/>
      <text:p text:style-name="P15">In addition to sample, there are also the same files but just rewritten as sequences of characters, with white spaces rewritten as ‘_’, which is useful for training character based models. Below is an example of characters based sample:</text:p>
      <text:p text:style-name="P15"/>
      <text:p text:style-name="P14">“(…) <text:s/>l i k e l y _ t o _ b r i n g _ n e w _ a t t e n t i o n _ t o _ t h e _ p r o b l e m a _ &lt; u n k &gt; _ &lt; u n k &gt; _ s a i d _ t h i s _ i s _ a n _ o l d _ s t o r y <text:s/>(…)”</text:p>
      <text:p text:style-name="P14"/>
      <text:p text:style-name="P16"><text:span text:style-name="T7"><text:tab/></text:span><text:span text:style-name="T11">2.1</text:span><text:span text:style-name="T7"> PREPROCESSING</text:span></text:p>
      <text:p text:style-name="P17"><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18"/>
      <text:list xml:id="list1313275289" text:style-name="L2">
        <text:list-item>
          <text:p text:style-name="P28"><text:span text:style-name="T11">missing words:</text:span><text:span text:style-name="T12"> there are some missing words represented by “&lt;unk&gt;” probably resulted of some automatic translation error;</text:span></text:p>
        </text:list-item>
        <text:list-item>
          <text:p text:style-name="P28"><text:span text:style-name="T11">stop words: to improve performance i</text:span><text:span text:style-name="T12">s possible to remove stop words such as: </text:span><text:span text:style-name="T11">is, this, an, of and so on;</text:span></text:p>
        </text:list-item>
        <text:list-item>
          <text:p text:style-name="P29">normalization: there are some words that means the same, but written in different ways, such as: is and was, said and say etc</text:p>
        </text:list-item>
      </text:list>
      <text:p text:style-name="P7"/>
      <text:list xml:id="list143648565054228" text:continue-list="list143648808370131" text:style-name="L1">
        <text:list-item>
          <text:p text:style-name="P25">METHODS</text:p>
        </text:list-item>
      </text:list>
      <text:p text:style-name="P8"><text:span text:style-name="T1"><text:tab/></text:span><text:span text:style-name="T13">For this project, the Python program will estimate a 2-gram language </text:span><text:span text:style-name="T14">model </text:span><text:span text:style-name="T13">to perform the speech recognition. </text:span><text:span text:style-name="T14">In few words a</text:span><text:span text:style-name="T15"> 2-gram model is a probabilistic language model that estimates the likelihood of a particular sequence of words by considering pairs of consecutive words in a text. In other words, it calculates the probability of a word appearing given the previous word in the sequence. </text:span></text:p>
      <text:p text:style-name="P20"><text:tab/>By analyzing the frequency of word pairs in a text corpus, a 2-gram model can predict the likelihood of a particular sequence of words occurring. This approach is often used in <text:soft-page-break/>natural language processing tasks such as speech recognition, text classification, and machine translation.</text:p>
      <text:p text:style-name="P20"><text:tab/>However, a 2-gram model has limitation, as it only considers pairs of consecutive words and may not capture the broader context or meaning of a text. This has led to the development of higher order n-gram models.</text:p>
      <text:list xml:id="list3609468043" text:style-name="L3">
        <text:list-header>
          <text:p text:style-name="P34"/>
        </text:list-header>
      </text:list>
      <text:list xml:id="list143649338321725" text:continue-list="list143648565054228" text:style-name="L1">
        <text:list-item>
          <text:p text:style-name="P26">METRICS</text:p>
        </text:list-item>
      </text:list>
      <text:p text:style-name="P10"><text:tab/>There are several metrics that can be used for estimating the 2-gram language models performance. For this project will be used the following metrics:</text:p>
      <text:p text:style-name="P10"/>
      <text:list xml:id="list3754436066" text:style-name="L4">
        <text:list-item>
          <text:p text:style-name="P30"><text:span text:style-name="T18">perplexity: </text:span><text:span text:style-name="T15">It measures how well a language model predicts a sequence of words. The lower the perplexity score, the better the model. Perplexity is calculated as the exponential of the cross-entropy, which is a measure of the model's prediction error.</text:span></text:p>
        </text:list-item>
        <text:list-item>
          <text:p text:style-name="P35">Accuracy: measures the percentage of correct predictions made by the model. For a 2-gram model, accuracy can be calculated by dividing the number of correctly predicted words by the total number of words in the test set.</text:p>
        </text:list-item>
        <text:list-item>
          <text:p text:style-name="P35">Precision and Recall: 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p>
        </text:list-item>
        <text:list-item>
          <text:p text:style-name="P36">F1-score: is a combination of precision and recall that is commonly used in NLP to evaluate classification models. It is the harmonic mean of precision and recall, and it ranges from 0 to 1, with higher scores indicating better performance.</text:p>
        </text:list-item>
      </text:list>
      <text:p text:style-name="P21"/>
      <text:list xml:id="list143648514305892" text:continue-list="list143649338321725" text:style-name="L1">
        <text:list-item>
          <text:p text:style-name="P27">POSSIBLE SOLUTION</text:p>
        </text:list-item>
      </text:list>
      <text:p text:style-name="P9"><text:span text:style-name="T18"><text:tab/></text:span><text:span text:style-name="T15">The first step in estimating a 2-gram language model is to preprocess the available data. This involves cleaning the data, removing any irrelevant information, and transforming the data into a format that can be easily used for modeling.</text:span></text:p>
      <text:p text:style-name="P9"><text:span text:style-name="T15"><text:tab/></text:span><text:span text:style-name="T16">The next step would be creating a vocabulary of all the words in dataset. </text:span><text:span text:style-name="T17">This can be done by creating a dictionary, where the keys are the previous words of some word n, and the values are another dictionary where the keys are the words, and the values the frequency. The final dictionary would looks like bellow:</text:span></text:p>
      <text:p text:style-name="P31"/>
      <text:p text:style-name="P31"/>
      <text:p text:style-name="P31"/>
      <text:p text:style-name="P31"/>
      <text:p text:style-name="P32">{</text:p>
      <text:p text:style-name="P11"><text:span text:style-name="T17"><text:tab/></text:span><text:span text:style-name="T15">[“I”, “am”]: {</text:span></text:p>
      <text:p text:style-name="P33"><text:tab/><text:tab/>“cooking”: 1,</text:p>
      <text:p text:style-name="P33"><text:tab/><text:tab/> “doing”: 3}, </text:p>
      <text:p text:style-name="P33"><text:soft-page-break/><text:tab/>[“Are”, “you]: {</text:p>
      <text:p text:style-name="P33"><text:tab/><text:tab/>“hungry”: 2,</text:p>
      <text:p text:style-name="P33"><text:tab/><text:tab/>“happy”: 3</text:p>
      <text:p text:style-name="P33">}</text:p>
      <text:p text:style-name="P19"><text:tab/></text:p>
      <text:p text:style-name="P19"><text:tab/><text:span text:style-name="T19">To predict the next once the dictionary was built, the algorithm must find the 2-grams on the dictionary, and then, sort the values in descending order based on the frequency, this way will have a more likely word ranking.<text:line-break/><text:tab/>To evaluate the model, is necessary to predict the test.txt words, and then by comparing with the correct values calculate the accuracy and the others metrics quoted above.<text:line-break/><text:tab/></text:span><text:span text:style-name="T20">An first example of how the code looks likes is available on this link: https://github.com/fernandocfbf/THI-spoken-language/tree/main/2-gram-model</text:span></text:p>
      <text:p text:style-name="P19"/>
      <text:p text:style-name="P19"/>
      <text:p text:style-name="P22">REFERENCES</text:p>
      <text:p text:style-name="P22"/>
      <text:p text:style-name="P23">Khanh Nguyen 2020, Medium, MTI Technology, accessed 30 Mar 2023, &lt;<text:a xlink:type="simple" xlink:href="https://medium.com/mti-technology/n-gram-language-models-70af02e742ad" text:style-name="Internet_20_link" text:visited-style-name="Visited_20_Internet_20_Link">https://medium.com/mti-technology/n-gram-language-models-70af02e742ad</text:a>&gt;.</text:p>
      <text:p text:style-name="P23"/>
      <text:p text:style-name="P24">Oleg Borisov 2020, Medium, Towards Data Science, accessed 02 Apr 2023, &lt;<text:a xlink:type="simple" xlink:href="https://towardsdatascience.com/text-generation-using-n-gram-model-8d12d9802aa0" text:style-name="Internet_20_link" text:visited-style-name="Visited_20_Internet_20_Link">https://towardsdatascience.com/text-generation-using-n-gram-model-8d12d9802aa0</text:a>&gt;.</text:p>
      <text:p text:style-name="P24"/>
      <text:p text:style-name="P2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04T14:36:47.974636658</dc:date>
    <meta:editing-duration>PT1H12M53S</meta:editing-duration>
    <meta:editing-cycles>16</meta:editing-cycles>
    <meta:generator>LibreOffice/7.3.7.2$Linux_X86_64 LibreOffice_project/30$Build-2</meta:generator>
    <meta:document-statistic meta:table-count="0" meta:image-count="0" meta:object-count="0" meta:page-count="4" meta:paragraph-count="48" meta:word-count="1023" meta:character-count="6083" meta:non-whitespace-character-count="5084"/>
  </office:meta>
</office:document-meta>
</file>